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383cm"/>
    </style:style>
    <style:style style:name="co9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node-node (single)</text:p>
          </table:table-cell>
          <table:table-cell table:style-name="ce1" office:value-type="string" calcext:value-type="string">
            <text:p>node-node (all)</text:p>
          </table:table-cell>
          <table:table-cell table:style-name="ce1" office:value-type="string" calcext:value-type="string">
            <text:p>node-all (single)</text:p>
          </table:table-cell>
          <table:table-cell table:style-name="ce1" office:value-type="string" calcext:value-type="string">
            <text:p>node-all (all)</text:p>
          </table:table-cell>
          <table:table-cell table:style-name="ce1" office:value-type="string" calcext:value-type="string">
            <text:p>all-all (single)</text:p>
          </table:table-cell>
          <table:table-cell table:style-name="ce1" office:value-type="string" calcext:value-type="string">
            <text:p>all-all (all)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ycle-05-ud-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d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5-ud-0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-08-ud-0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ycle-08-ud-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d-0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-00-ud-0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ndom-00-ud-0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ar-08-ud-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d-0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-08-ud-0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omboid-07-ud-0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mboid-07-ud-0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mboid-07-ud-0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romboid-09-ud-0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romboid-09-ud-01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qromboid-09-ud-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d-00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mallnet-00-ud-0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net-00-ud-0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ax identifier=</text:p>
          </table:table-cell>
          <table:table-cell table:style-name="Default" table:formula="of:=MAX([.C5:.H25])" office:value-type="float" office:value="48" calcext:value-type="float">
            <text:p/>
          </table:table-cell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15:45.79945663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1T08:54:05.285751694</meta:creation-date>
    <dc:date>2019-01-24T16:20:09.642831386</dc:date>
    <dc:creator>Lluís </dc:creator>
    <meta:editing-duration>PT1H30M54S</meta:editing-duration>
    <meta:editing-cycles>24</meta:editing-cycles>
    <meta:generator>LibreOffice/4.2.3.3$Linux_x86 LibreOffice_project/420m0$Build-3</meta:generator>
    <meta:document-statistic meta:table-count="1" meta:cell-count="78" meta:object-count="0"/>
  </office:meta>
</office:document-meta>
</file>